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9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19.45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71.55pt"/>
    </style:style>
    <style:style style:name="co7" style:family="table-column">
      <style:table-column-properties fo:break-before="auto" style:column-width="74.3pt"/>
    </style:style>
    <style:style style:name="co8" style:family="table-column">
      <style:table-column-properties fo:break-before="auto" style:column-width="86.09pt"/>
    </style:style>
    <style:style style:name="co9" style:family="table-column">
      <style:table-column-properties fo:break-before="auto" style:column-width="88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ulka">
      <style:table-properties table:display="true" style:writing-mode="lr-tb"/>
    </style:style>
    <style:style style:name="ta2" style:family="table" style:master-page-name="PageStyle_5f_Týmy">
      <style:table-properties table:display="true" style:writing-mode="lr-tb"/>
    </style:style>
    <style:style style:name="ta3" style:family="table" style:master-page-name="PageStyle_5f_tool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1" style:base-cell-address="Tabulka.A2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IF([.A2]=1))" style:apply-style-name="ConditionalStyle_5f_4" style:base-cell-address="Tabulka.B2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IF([.A3]=1))" style:apply-style-name="ConditionalStyle_5f_4" style:base-cell-address="Tabulka.B3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IF([.A4]=1))" style:apply-style-name="ConditionalStyle_5f_4" style:base-cell-address="Tabulka.B4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IF([.A5]=1))" style:apply-style-name="ConditionalStyle_5f_4" style:base-cell-address="Tabulka.B5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IF([.A6]=1))" style:apply-style-name="ConditionalStyle_5f_4" style:base-cell-address="Tabulka.B6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IF([.A7]=1))" style:apply-style-name="ConditionalStyle_5f_4" style:base-cell-address="Tabulka.B7"/>
    </style:style>
    <style:style style:name="ce9" style:family="table-cell" style:parent-style-name="Default">
      <style:table-cell-properties fo:border-bottom="2.49pt solid #000000" fo:background-color="#57bb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ull&quot;" style:apply-style-name="ConditionalStyle_5f_3" style:base-cell-address="Tabulka.C2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ull&quot;" style:apply-style-name="ConditionalStyle_5f_3" style:base-cell-address="Tabulka.C2"/>
    </style:style>
    <style:style style:name="ce12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Null&quot;" style:apply-style-name="ConditionalStyle_5f_3" style:base-cell-address="Týmy.A2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2" style:apply-style-name="ConditionalStyle_5f_5" style:base-cell-address="Týmy.C3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2" style:apply-style-name="ConditionalStyle_5f_5" style:base-cell-address="Týmy.C3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Null&quot;" style:apply-style-name="ConditionalStyle_5f_3" style:base-cell-address="Týmy.A2"/>
    </style:style>
    <style:style style:name="ce6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ools.$A$2:.$A$13])" table:allow-empty-cell="true" table:display-list="no" table:base-cell-address="Týmy.B2">
          <table:error-message table:message-type="stop" table:display="true"/>
        </table:content-validation>
      </table:content-validations>
      <table:table table:name="Tabulk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Tým:</text:p>
          </table:table-cell>
          <table:table-cell table:style-name="ce9" office:value-type="string" calcext:value-type="string">
            <text:p>Rating:</text:p>
          </table:table-cell>
          <table:table-cell table:style-name="ce12" office:value-type="string" calcext:value-type="string">
            <text:p>Skóre:</text:p>
          </table:table-cell>
          <table:table-cell table:style-name="ce15" office:value-type="string" calcext:value-type="string">
            <text:p>Výhry (2:0):</text:p>
          </table:table-cell>
          <table:table-cell table:style-name="ce18" office:value-type="string" calcext:value-type="string">
            <text:p>Remízy (1:1):</text:p>
          </table:table-cell>
          <table:table-cell table:style-name="ce21" office:value-type="string" calcext:value-type="string">
            <text:p>Prohry (0:2):</text:p>
          </table:table-cell>
          <table:table-cell table:number-columns-repeated="1017"/>
        </table:table-row>
        <table:table-row table:style-name="ro1">
          <table:table-cell table:style-name="ce1" table:formula="of:=IF([.C2] = 0;0;RANK([.C2];[.$C$2:.$C$7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IFERROR(xlookup([.C2];[$tools.$K$2:.$K$7];[$tools.$L$2:.$L$7]);[$tools.L2])">
            <text:p/>
          </table:table-cell>
          <table:table-cell table:style-name="ce10" table:formula="of:=IFERROR(LARGE([$tools.$K$2:.$K$7];1);0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IFERROR(xlookup([.C2];[$tools.$K$2:.$K$7];[$tools.$M$2:.$M$7]);0)"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IFERROR(xlookup([.C2];[$tools.$K$2:.$K$7];[$tools.$N$2:.$N$7]);0)" office:value-type="float" office:value="0" calcext:value-type="float">
            <text:p>0</text:p>
          </table:table-cell>
          <table:table-cell table:style-name="ce19" table:number-matrix-columns-spanned="1" table:number-matrix-rows-spanned="1" table:formula="of:=IFERROR(xlookup([.C2];[$tools.$K$2:.$K$7];[$tools.$O$2:.$O$7]);0)" office:value-type="float" office:value="0" calcext:value-type="float">
            <text:p>0</text:p>
          </table:table-cell>
          <table:table-cell table:style-name="ce22" table:number-matrix-columns-spanned="1" table:number-matrix-rows-spanned="1" table:formula="of:=IFERROR(xlookup([.C2];[$tools.$K$2:.$K$7];[$tools.$P$2:.$P$7])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table:formula="of:=IF([.C3] = 0;0;RANK([.C3];[.$C$2:.$C$7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IFERROR(xlookup([.C3];[$tools.$K$2:.$K$7];[$tools.$L$2:.$L$7]);[$tools.L3])">
            <text:p/>
          </table:table-cell>
          <table:table-cell table:style-name="ce10" table:formula="of:=IFERROR(LARGE([$tools.$K$2:.$K$7];2);0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IFERROR(xlookup([.C3];[$tools.$K$2:.$K$7];[$tools.$M$2:.$M$7]);0)"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IFERROR(xlookup([.C3];[$tools.$K$2:.$K$7];[$tools.$N$2:.$N$7]);0)" office:value-type="float" office:value="0" calcext:value-type="float">
            <text:p>0</text:p>
          </table:table-cell>
          <table:table-cell table:style-name="ce19" table:number-matrix-columns-spanned="1" table:number-matrix-rows-spanned="1" table:formula="of:=IFERROR(xlookup([.C3];[$tools.$K$2:.$K$7];[$tools.$O$2:.$O$7]);0)" office:value-type="float" office:value="0" calcext:value-type="float">
            <text:p>0</text:p>
          </table:table-cell>
          <table:table-cell table:style-name="ce22" table:number-matrix-columns-spanned="1" table:number-matrix-rows-spanned="1" table:formula="of:=IFERROR(xlookup([.C3];[$tools.$K$2:.$K$7];[$tools.$P$2:.$P$7])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table:formula="of:=IF([.C4] = 0;0;RANK([.C4];[.$C$2:.$C$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IFERROR(xlookup([.C4];[$tools.$K$2:.$K$7];[$tools.$L$2:.$L$7]);[$tools.L4])">
            <text:p/>
          </table:table-cell>
          <table:table-cell table:style-name="ce10" table:formula="of:=IFERROR(LARGE([$tools.$K$2:.$K$7];3);0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IFERROR(xlookup([.C4];[$tools.$K$2:.$K$7];[$tools.$M$2:.$M$7]);0)"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IFERROR(xlookup([.C4];[$tools.$K$2:.$K$7];[$tools.$N$2:.$N$7]);0)" office:value-type="float" office:value="0" calcext:value-type="float">
            <text:p>0</text:p>
          </table:table-cell>
          <table:table-cell table:style-name="ce19" table:number-matrix-columns-spanned="1" table:number-matrix-rows-spanned="1" table:formula="of:=IFERROR(xlookup([.C4];[$tools.$K$2:.$K$7];[$tools.$O$2:.$O$7]);0)" office:value-type="float" office:value="0" calcext:value-type="float">
            <text:p>0</text:p>
          </table:table-cell>
          <table:table-cell table:style-name="ce22" table:number-matrix-columns-spanned="1" table:number-matrix-rows-spanned="1" table:formula="of:=IFERROR(xlookup([.C4];[$tools.$K$2:.$K$7];[$tools.$P$2:.$P$7])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table:formula="of:=IF([.C5] = 0;0;RANK([.C5];[.$C$2:.$C$7]))" office:value-type="float" office:value="0" calcext:value-type="float">
            <text:p>0</text:p>
          </table:table-cell>
          <table:table-cell table:style-name="ce6" table:number-matrix-columns-spanned="1" table:number-matrix-rows-spanned="1" table:formula="of:=IFERROR(xlookup([.C5];[$tools.$K$2:.$K$7];[$tools.$L$2:.$L$7]);[$tools.L5])">
            <text:p/>
          </table:table-cell>
          <table:table-cell table:style-name="ce10" table:formula="of:=IFERROR(LARGE([$tools.$K$2:.$K$7];4);0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IFERROR(xlookup([.C5];[$tools.$K$2:.$K$7];[$tools.$M$2:.$M$7]);0)"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IFERROR(xlookup([.C5];[$tools.$K$2:.$K$7];[$tools.$N$2:.$N$7]);0)" office:value-type="float" office:value="0" calcext:value-type="float">
            <text:p>0</text:p>
          </table:table-cell>
          <table:table-cell table:style-name="ce19" table:number-matrix-columns-spanned="1" table:number-matrix-rows-spanned="1" table:formula="of:=IFERROR(xlookup([.C5];[$tools.$K$2:.$K$7];[$tools.$O$2:.$O$7]);0)" office:value-type="float" office:value="0" calcext:value-type="float">
            <text:p>0</text:p>
          </table:table-cell>
          <table:table-cell table:style-name="ce22" table:number-matrix-columns-spanned="1" table:number-matrix-rows-spanned="1" table:formula="of:=IFERROR(xlookup([.C5];[$tools.$K$2:.$K$7];[$tools.$P$2:.$P$7])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table:formula="of:=IF([.C6] = 0;0;RANK([.C6];[.$C$2:.$C$7]))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IFERROR(xlookup([.C6];[$tools.$K$2:.$K$7];[$tools.$L$2:.$L$7]);[$tools.L6])">
            <text:p/>
          </table:table-cell>
          <table:table-cell table:style-name="ce10" table:formula="of:=IFERROR(LARGE([$tools.$K$2:.$K$7];5);0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IFERROR(xlookup([.C6];[$tools.$K$2:.$K$7];[$tools.$M$2:.$M$7]);0)"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IFERROR(xlookup([.C6];[$tools.$K$2:.$K$7];[$tools.$N$2:.$N$7]);0)" office:value-type="float" office:value="0" calcext:value-type="float">
            <text:p>0</text:p>
          </table:table-cell>
          <table:table-cell table:style-name="ce19" table:number-matrix-columns-spanned="1" table:number-matrix-rows-spanned="1" table:formula="of:=IFERROR(xlookup([.C6];[$tools.$K$2:.$K$7];[$tools.$O$2:.$O$7]);0)" office:value-type="float" office:value="0" calcext:value-type="float">
            <text:p>0</text:p>
          </table:table-cell>
          <table:table-cell table:style-name="ce22" table:number-matrix-columns-spanned="1" table:number-matrix-rows-spanned="1" table:formula="of:=IFERROR(xlookup([.C6];[$tools.$K$2:.$K$7];[$tools.$P$2:.$P$7])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table:formula="of:=IF([.C7] = 0;0;RANK([.C7];[.$C$2:.$C$7]))" office:value-type="float" office:value="0" calcext:value-type="float">
            <text:p>0</text:p>
          </table:table-cell>
          <table:table-cell table:style-name="ce8" table:number-matrix-columns-spanned="1" table:number-matrix-rows-spanned="1" table:formula="of:=IFERROR(xlookup([.C7];[$tools.$K$2:.$K$7];[$tools.$L$2:.$L$7]);[$tools.L7])">
            <text:p/>
          </table:table-cell>
          <table:table-cell table:style-name="ce11" table:formula="of:=IFERROR(LARGE([$tools.$K$2:.$K$7];6);0)" office:value-type="float" office:value="0" calcext:value-type="float">
            <text:p>0</text:p>
          </table:table-cell>
          <table:table-cell table:style-name="ce14" table:number-matrix-columns-spanned="1" table:number-matrix-rows-spanned="1" table:formula="of:=IFERROR(xlookup([.C7];[$tools.$K$2:.$K$7];[$tools.$M$2:.$M$7]);0)" office:value-type="float" office:value="0" calcext:value-type="float">
            <text:p>0</text:p>
          </table:table-cell>
          <table:table-cell table:style-name="ce17" table:number-matrix-columns-spanned="1" table:number-matrix-rows-spanned="1" table:formula="of:=IFERROR(xlookup([.C7];[$tools.$K$2:.$K$7];[$tools.$N$2:.$N$7]);0)" office:value-type="float" office:value="0" calcext:value-type="float">
            <text:p>0</text:p>
          </table:table-cell>
          <table:table-cell table:style-name="ce20" table:number-matrix-columns-spanned="1" table:number-matrix-rows-spanned="1" table:formula="of:=IFERROR(xlookup([.C7];[$tools.$K$2:.$K$7];[$tools.$O$2:.$O$7]);0)" office:value-type="float" office:value="0" calcext:value-type="float">
            <text:p>0</text:p>
          </table:table-cell>
          <table:table-cell table:style-name="ce23" table:number-matrix-columns-spanned="1" table:number-matrix-rows-spanned="1" table:formula="of:=IFERROR(xlookup([.C7];[$tools.$K$2:.$K$7];[$tools.$P$2:.$P$7]);0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ulka.A2:Tabulka.A7">
            <calcext:condition calcext:apply-style-name="ConditionalStyle_1" calcext:value="=1" calcext:base-cell-address="Tabulka.A2"/>
          </calcext:conditional-format>
          <calcext:conditional-format calcext:target-range-address="Tabulka.A2:Tabulka.A7">
            <calcext:condition calcext:apply-style-name="ConditionalStyle_2" calcext:value="=2" calcext:base-cell-address="Tabulka.A2"/>
          </calcext:conditional-format>
          <calcext:conditional-format calcext:target-range-address="Tabulka.C2:Tabulka.C7">
            <calcext:condition calcext:apply-style-name="ConditionalStyle_3" calcext:value="=&quot;Null&quot;" calcext:base-cell-address="Tabulka.C2"/>
          </calcext:conditional-format>
          <calcext:conditional-format calcext:target-range-address="Tabulka.G2:Tabulka.G7">
            <calcext:color-scale>
              <calcext:color-scale-entry calcext:value="0" calcext:type="minimum" calcext:color="#e67c73"/>
              <calcext:color-scale-entry calcext:value="0" calcext:type="maximum" calcext:color="#fff1f1"/>
            </calcext:color-scale>
          </calcext:conditional-format>
          <calcext:conditional-format calcext:target-range-address="Tabulka.F2:Tabulka.F7">
            <calcext:color-scale>
              <calcext:color-scale-entry calcext:value="0" calcext:type="minimum" calcext:color="#ffd666"/>
              <calcext:color-scale-entry calcext:value="0" calcext:type="maximum" calcext:color="#fff9e9"/>
            </calcext:color-scale>
          </calcext:conditional-format>
          <calcext:conditional-format calcext:target-range-address="Tabulka.E2:Tabulka.E7">
            <calcext:color-scale>
              <calcext:color-scale-entry calcext:value="0" calcext:type="minimum" calcext:color="#cce7da"/>
              <calcext:color-scale-entry calcext:value="0" calcext:type="maximum" calcext:color="#57bb8a"/>
            </calcext:color-scale>
          </calcext:conditional-format>
          <calcext:conditional-format calcext:target-range-address="Tabulka.D2:Tabulka.D7">
            <calcext:color-scale>
              <calcext:color-scale-entry calcext:value="0" calcext:type="minimum" calcext:color="#dee9fd"/>
              <calcext:color-scale-entry calcext:value="0" calcext:type="maximum" calcext:color="#71a1ec"/>
            </calcext:color-scale>
          </calcext:conditional-format>
          <calcext:conditional-format calcext:target-range-address="Tabulka.C2:Tabulka.C7">
            <calcext:condition calcext:apply-style-name="ConditionalStyle_3" calcext:value="=0" calcext:base-cell-address="Tabulka.C2"/>
          </calcext:conditional-format>
          <calcext:conditional-format calcext:target-range-address="Tabulka.B2:Tabulka.B2">
            <calcext:condition calcext:apply-style-name="ConditionalStyle_4" calcext:value="formula-is(IF([.A2]=1))" calcext:base-cell-address="Tabulka.B2"/>
          </calcext:conditional-format>
          <calcext:conditional-format calcext:target-range-address="Tabulka.B2:Tabulka.B2">
            <calcext:condition calcext:apply-style-name="ConditionalStyle_2" calcext:value="formula-is(IF([.A1]=2))" calcext:base-cell-address="Tabulka.B2"/>
          </calcext:conditional-format>
          <calcext:conditional-format calcext:target-range-address="Tabulka.B3:Tabulka.B3">
            <calcext:condition calcext:apply-style-name="ConditionalStyle_4" calcext:value="formula-is(IF([.A3]=1))" calcext:base-cell-address="Tabulka.B3"/>
          </calcext:conditional-format>
          <calcext:conditional-format calcext:target-range-address="Tabulka.B3:Tabulka.B3">
            <calcext:condition calcext:apply-style-name="ConditionalStyle_2" calcext:value="formula-is(IF([.A3]=2))" calcext:base-cell-address="Tabulka.B3"/>
          </calcext:conditional-format>
          <calcext:conditional-format calcext:target-range-address="Tabulka.B4:Tabulka.B4">
            <calcext:condition calcext:apply-style-name="ConditionalStyle_4" calcext:value="formula-is(IF([.A4]=1))" calcext:base-cell-address="Tabulka.B4"/>
          </calcext:conditional-format>
          <calcext:conditional-format calcext:target-range-address="Tabulka.B4:Tabulka.B4">
            <calcext:condition calcext:apply-style-name="ConditionalStyle_2" calcext:value="formula-is(IF([.A4]=2))" calcext:base-cell-address="Tabulka.B4"/>
          </calcext:conditional-format>
          <calcext:conditional-format calcext:target-range-address="Tabulka.B5:Tabulka.B5">
            <calcext:condition calcext:apply-style-name="ConditionalStyle_4" calcext:value="formula-is(IF([.A5]=1))" calcext:base-cell-address="Tabulka.B5"/>
          </calcext:conditional-format>
          <calcext:conditional-format calcext:target-range-address="Tabulka.B5:Tabulka.B5">
            <calcext:condition calcext:apply-style-name="ConditionalStyle_2" calcext:value="formula-is(IF([.A5]=2))" calcext:base-cell-address="Tabulka.B5"/>
          </calcext:conditional-format>
          <calcext:conditional-format calcext:target-range-address="Tabulka.B6:Tabulka.B6">
            <calcext:condition calcext:apply-style-name="ConditionalStyle_4" calcext:value="formula-is(IF([.A6]=1))" calcext:base-cell-address="Tabulka.B6"/>
          </calcext:conditional-format>
          <calcext:conditional-format calcext:target-range-address="Tabulka.B6:Tabulka.B6">
            <calcext:condition calcext:apply-style-name="ConditionalStyle_2" calcext:value="formula-is(IF([.A6]=2))" calcext:base-cell-address="Tabulka.B6"/>
          </calcext:conditional-format>
          <calcext:conditional-format calcext:target-range-address="Tabulka.B7:Tabulka.B7">
            <calcext:condition calcext:apply-style-name="ConditionalStyle_4" calcext:value="formula-is(IF([.A7]=1))" calcext:base-cell-address="Tabulka.B7"/>
          </calcext:conditional-format>
          <calcext:conditional-format calcext:target-range-address="Tabulka.B7:Tabulka.B7">
            <calcext:condition calcext:apply-style-name="ConditionalStyle_2" calcext:value="formula-is(IF([.A7]=2))" calcext:base-cell-address="Tabulka.B7"/>
          </calcext:conditional-format>
        </calcext:conditional-formats>
      </table:table>
      <table:table table:name="Týmy" table:style-name="ta2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2" table:number-columns-repeated="998" table:default-cell-style-name="Default"/>
        <table:table-row table:style-name="ro1">
          <table:table-cell table:style-name="ce24" office:value-type="string" calcext:value-type="string">
            <text:p>Rating:</text:p>
          </table:table-cell>
          <table:table-cell table:style-name="ce29" office:value-type="string" calcext:value-type="string">
            <text:p>Tým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29" office:value-type="string" calcext:value-type="string">
            <text:p>Soupeř:</text:p>
          </table:table-cell>
          <table:table-cell/>
          <table:table-cell table:style-name="ce49" table:formula="of:=[.B2]" office:value-type="string" office:string-value="Nobody" calcext:value-type="string" table:number-columns-spanned="2" table:number-rows-spanned="2">
            <text:p>Nobody</text:p>
          </table:table-cell>
          <table:covered-table-cell table:style-name="ce58"/>
          <table:table-cell table:number-columns-repeated="7"/>
          <table:table-cell table:style-name="ce28"/>
          <table:table-cell table:number-columns-repeated="996"/>
        </table:table-row>
        <table:table-row table:style-name="ro1">
          <table:table-cell table:style-name="ce25" table:formula="of:=([.T3])" office:value-type="string" office:string-value="Null" calcext:value-type="string">
            <text:p>Null</text:p>
          </table:table-cell>
          <table:table-cell table:style-name="ce30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8" table:content-validation-name="val1" office:value-type="string" calcext:value-type="string">
            <text:p>Nobody</text:p>
          </table:table-cell>
          <table:table-cell/>
          <table:covered-table-cell table:style-name="ce50"/>
          <table:covered-table-cell table:style-name="ce59"/>
          <table:table-cell table:number-columns-repeated="1004"/>
        </table:table-row>
        <table:table-row table:style-name="ro1">
          <table:table-cell table:style-name="ce24" office:value-type="string" calcext:value-type="string">
            <text:p>kapitán</text:p>
          </table:table-cell>
          <table:table-cell table:style-name="ce31" table:formula="of:=VLOOKUP([.$B2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];[$tools.$A$1:.$H$14];2)" office:value-type="float" office:value="0" calcext:value-type="float">
            <text:p/>
          </table:table-cell>
          <table:table-cell/>
          <table:table-cell table:style-name="ce51" office:value-type="string" calcext:value-type="string">
            <text:p>Rating:</text:p>
          </table:table-cell>
          <table:table-cell table:style-name="ce60" table:formula="of:=IFERROR(ROUND((([.T4]/[.$U$4])+([.T5]/[.$U$5])+([.$U$6]/[.T6])+([.$U$7]/[.T7]))/4;2);&quot;Null&quot;)" office:value-type="string" office:string-value="Null" calcext:value-type="string">
            <text:p>Null</text:p>
          </table:table-cell>
          <table:table-cell table:style-name="ce28" office:value-type="string" calcext:value-type="string">
            <text:p>průměr:</text:p>
          </table:table-cell>
          <table:table-cell table:number-columns-repeated="1003"/>
        </table:table-row>
        <table:table-row table:style-name="ro1">
          <table:table-cell table:style-name="ce26" office:value-type="string" calcext:value-type="string">
            <text:p>hráč 2</text:p>
          </table:table-cell>
          <table:table-cell table:style-name="ce32" table:formula="of:=VLOOKUP([.$B2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];[$tools.$A$1:.$H$14];3)" office:value-type="float" office:value="0" calcext:value-type="float">
            <text:p/>
          </table:table-cell>
          <table:table-cell/>
          <table:table-cell table:style-name="ce52" office:value-type="string" calcext:value-type="string">
            <text:p>Skóre:</text:p>
          </table:table-cell>
          <table:table-cell table:style-name="ce61" table:formula="of:=SUM([.C3:.C9];[.F3:.F9];[.I3:.I9];[.L3:.L9];[.O3:.O9])/2" office:value-type="float" office:value="0" calcext:value-type="float">
            <text:p>0</text:p>
          </table:table-cell>
          <table:table-cell table:style-name="ce41" table:formula="of:=AVERAGE([.T4];[.T15];[.T26];[.T37];[.T48];[.T59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6" office:value-type="string" calcext:value-type="string">
            <text:p>hráč 3</text:p>
          </table:table-cell>
          <table:table-cell table:style-name="ce32" table:formula="of:=VLOOKUP([.$B2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];[$tools.$A$1:.$H$14];4)" office:value-type="float" office:value="0" calcext:value-type="float">
            <text:p/>
          </table:table-cell>
          <table:table-cell/>
          <table:table-cell table:style-name="ce53" office:value-type="string" calcext:value-type="string">
            <text:p>Výhry (2:0):</text:p>
          </table:table-cell>
          <table:table-cell table:style-name="ce62" table:number-matrix-columns-spanned="1" table:number-matrix-rows-spanned="1" table:formula="of:=COUNTIF({[.C3:.C9]|[.F3:.F9]|[.I3:.I9]|[.L3:.L9]|[.O3:.O9]})" office:value-type="string" office:string-value="" calcext:value-type="error">
            <text:p>Err:512</text:p>
          </table:table-cell>
          <table:table-cell table:style-name="ce41" table:formula="of:=AVERAGE([.T5];[.T16];[.T27];[.T38];[.T49];[.T60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26" office:value-type="string" calcext:value-type="string">
            <text:p>hráč 4</text:p>
          </table:table-cell>
          <table:table-cell table:style-name="ce32" table:formula="of:=VLOOKUP([.$B2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];[$tools.$A$1:.$H$14];5)" office:value-type="float" office:value="0" calcext:value-type="float">
            <text:p/>
          </table:table-cell>
          <table:table-cell/>
          <table:table-cell table:style-name="ce53" office:value-type="string" calcext:value-type="string">
            <text:p>Remízy (1:1):</text:p>
          </table:table-cell>
          <table:table-cell table:style-name="ce63" table:number-matrix-columns-spanned="1" table:number-matrix-rows-spanned="1" table:formula="of:=COUNTIF({[.C3:.C9]|[.F3:.F9]|[.I3:.I9]|[.L3:.L9]|[.O3:.O9]})" office:value-type="string" office:string-value="" calcext:value-type="error">
            <text:p>Err:512</text:p>
          </table:table-cell>
          <table:table-cell table:style-name="ce41" table:formula="of:=AVERAGE([.T6];[.T17];[.T28];[.T39];[.T50];[.T61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26" office:value-type="string" calcext:value-type="string">
            <text:p>hráč 5</text:p>
          </table:table-cell>
          <table:table-cell table:style-name="ce32" table:formula="of:=VLOOKUP([.$B2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];[$tools.$A$1:.$H$14];6)" office:value-type="float" office:value="0" calcext:value-type="float">
            <text:p/>
          </table:table-cell>
          <table:table-cell/>
          <table:table-cell table:style-name="ce54" office:value-type="string" calcext:value-type="string">
            <text:p>Prohry (0:2):</text:p>
          </table:table-cell>
          <table:table-cell table:style-name="ce64" table:number-matrix-columns-spanned="1" table:number-matrix-rows-spanned="1" table:formula="of:=COUNTIF({[.C3:.C9]|[.F3:.F9]|[.I3:.I9]|[.L3:.L9]|[.O3:.O9]})" office:value-type="string" office:string-value="" calcext:value-type="error">
            <text:p>Err:512</text:p>
          </table:table-cell>
          <table:table-cell table:style-name="ce41" table:formula="of:=AVERAGE([.T7];[.T18];[.T29];[.T40];[.T51];[.T62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26" office:value-type="string" calcext:value-type="string">
            <text:p>náhradník 1</text:p>
          </table:table-cell>
          <table:table-cell table:style-name="ce32" table:formula="of:=VLOOKUP([.$B2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];[$tools.$A$1:.$H$14];7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náhradník 2</text:p>
          </table:table-cell>
          <table:table-cell table:style-name="ce33" table:formula="of:=VLOOKUP([.$B2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E2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H2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K2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N2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33" table:formula="of:=VLOOKUP([.$Q2];[$tools.$A$1:.$H$14];8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4" office:value-type="string" calcext:value-type="string">
            <text:p>Rating:</text:p>
          </table:table-cell>
          <table:table-cell table:style-name="ce29" office:value-type="string" calcext:value-type="string">
            <text:p>Tým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29" office:value-type="string" calcext:value-type="string">
            <text:p>Soupeř:</text:p>
          </table:table-cell>
          <table:table-cell/>
          <table:table-cell table:style-name="ce49" table:formula="of:=[.B13]" office:value-type="string" office:string-value="Nobody" calcext:value-type="string" table:number-columns-spanned="2" table:number-rows-spanned="2">
            <text:p>Nobody</text:p>
          </table:table-cell>
          <table:covered-table-cell table:style-name="ce58"/>
          <table:table-cell table:number-columns-repeated="1004"/>
        </table:table-row>
        <table:table-row table:style-name="ro1">
          <table:table-cell table:style-name="ce25" table:formula="of:=([.T14])" office:value-type="string" office:string-value="Null" calcext:value-type="string">
            <text:p>Null</text:p>
          </table:table-cell>
          <table:table-cell table:style-name="ce30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8" table:content-validation-name="val1" office:value-type="string" calcext:value-type="string">
            <text:p>Nobody</text:p>
          </table:table-cell>
          <table:table-cell/>
          <table:covered-table-cell table:style-name="ce50"/>
          <table:covered-table-cell table:style-name="ce59"/>
          <table:table-cell table:number-columns-repeated="1004"/>
        </table:table-row>
        <table:table-row table:style-name="ro1">
          <table:table-cell table:style-name="ce24" office:value-type="string" calcext:value-type="string">
            <text:p>kapitán</text:p>
          </table:table-cell>
          <table:table-cell table:style-name="ce31" table:formula="of:=VLOOKUP([.$B13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13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13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13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13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13];[$tools.$A$1:.$H$14];2)" office:value-type="float" office:value="0" calcext:value-type="float">
            <text:p/>
          </table:table-cell>
          <table:table-cell/>
          <table:table-cell table:style-name="ce51" office:value-type="string" calcext:value-type="string">
            <text:p>Rating:</text:p>
          </table:table-cell>
          <table:table-cell table:style-name="ce60" table:formula="of:=IFERROR(ROUND((([.T15]/[.$U$4])+([.T16]/[.$U$5])+([.$U$6]/[.T17])+([.$U$7]/[.T18]))/4;2);&quot;Null&quot;)" office:value-type="string" office:string-value="Null" calcext:value-type="string">
            <text:p>Null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2</text:p>
          </table:table-cell>
          <table:table-cell table:style-name="ce32" table:formula="of:=VLOOKUP([.$B13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13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13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13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13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13];[$tools.$A$1:.$H$14];3)" office:value-type="float" office:value="0" calcext:value-type="float">
            <text:p/>
          </table:table-cell>
          <table:table-cell/>
          <table:table-cell table:style-name="ce52" office:value-type="string" calcext:value-type="string">
            <text:p>Skóre:</text:p>
          </table:table-cell>
          <table:table-cell table:style-name="ce65" table:formula="of:=SUM([.C14:.C20];[.F14:.F20];[.I14:.I20];[.L14:.L20];[.O14:.O20])/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3</text:p>
          </table:table-cell>
          <table:table-cell table:style-name="ce32" table:formula="of:=VLOOKUP([.$B13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13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13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13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13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13];[$tools.$A$1:.$H$14];4)" office:value-type="float" office:value="0" calcext:value-type="float">
            <text:p/>
          </table:table-cell>
          <table:table-cell/>
          <table:table-cell table:style-name="ce53" office:value-type="string" calcext:value-type="string">
            <text:p>Výhry (2:0):</text:p>
          </table:table-cell>
          <table:table-cell table:style-name="ce62" table:number-matrix-columns-spanned="1" table:number-matrix-rows-spanned="1" table:formula="of:=COUNTIF({[.C14:.C20]|[.F14:.F20]|[.I14:.I20]|[.L14:.L20]|[.O14:.O20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4</text:p>
          </table:table-cell>
          <table:table-cell table:style-name="ce32" table:formula="of:=VLOOKUP([.$B13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13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13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13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13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13];[$tools.$A$1:.$H$14];5)" office:value-type="float" office:value="0" calcext:value-type="float">
            <text:p/>
          </table:table-cell>
          <table:table-cell/>
          <table:table-cell table:style-name="ce53" office:value-type="string" calcext:value-type="string">
            <text:p>Remízy (1:1):</text:p>
          </table:table-cell>
          <table:table-cell table:style-name="ce63" table:number-matrix-columns-spanned="1" table:number-matrix-rows-spanned="1" table:formula="of:=COUNTIF({[.C14:.C20]|[.F14:.F20]|[.I14:.I20]|[.L14:.L20]|[.O14:.O20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5</text:p>
          </table:table-cell>
          <table:table-cell table:style-name="ce32" table:formula="of:=VLOOKUP([.$B13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13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13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13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13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13];[$tools.$A$1:.$H$14];6)" office:value-type="float" office:value="0" calcext:value-type="float">
            <text:p/>
          </table:table-cell>
          <table:table-cell/>
          <table:table-cell table:style-name="ce54" office:value-type="string" calcext:value-type="string">
            <text:p>Prohry (0:2):</text:p>
          </table:table-cell>
          <table:table-cell table:style-name="ce64" table:number-matrix-columns-spanned="1" table:number-matrix-rows-spanned="1" table:formula="of:=COUNTIF({[.C14:.C20]|[.F14:.F20]|[.I14:.I20]|[.L14:.L20]|[.O14:.O20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náhradník 1</text:p>
          </table:table-cell>
          <table:table-cell table:style-name="ce32" table:formula="of:=VLOOKUP([.$B13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13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13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13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13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13];[$tools.$A$1:.$H$14];7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náhradník 2</text:p>
          </table:table-cell>
          <table:table-cell table:style-name="ce33" table:formula="of:=VLOOKUP([.$B13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E13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H13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K13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N13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33" table:formula="of:=VLOOKUP([.$Q13];[$tools.$A$1:.$H$14];8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4" office:value-type="string" calcext:value-type="string">
            <text:p>Rating:</text:p>
          </table:table-cell>
          <table:table-cell table:style-name="ce29" office:value-type="string" calcext:value-type="string">
            <text:p>Tým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29" office:value-type="string" calcext:value-type="string">
            <text:p>Soupeř:</text:p>
          </table:table-cell>
          <table:table-cell/>
          <table:table-cell table:style-name="ce49" table:formula="of:=[.B24]" office:value-type="string" office:string-value="Nobody" calcext:value-type="string" table:number-columns-spanned="2" table:number-rows-spanned="2">
            <text:p>Nobody</text:p>
          </table:table-cell>
          <table:covered-table-cell table:style-name="ce58"/>
          <table:table-cell table:number-columns-repeated="1004"/>
        </table:table-row>
        <table:table-row table:style-name="ro1">
          <table:table-cell table:style-name="ce25" table:formula="of:=([.T25])" office:value-type="string" office:string-value="Null" calcext:value-type="string">
            <text:p>Null</text:p>
          </table:table-cell>
          <table:table-cell table:style-name="ce30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8" table:content-validation-name="val1" office:value-type="string" calcext:value-type="string">
            <text:p>Nobody</text:p>
          </table:table-cell>
          <table:table-cell/>
          <table:covered-table-cell table:style-name="ce50"/>
          <table:covered-table-cell table:style-name="ce59"/>
          <table:table-cell table:number-columns-repeated="1004"/>
        </table:table-row>
        <table:table-row table:style-name="ro1">
          <table:table-cell table:style-name="ce24" office:value-type="string" calcext:value-type="string">
            <text:p>kapitán</text:p>
          </table:table-cell>
          <table:table-cell table:style-name="ce31" table:formula="of:=VLOOKUP([.$B24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4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4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4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4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4];[$tools.$A$1:.$H$14];2)" office:value-type="float" office:value="0" calcext:value-type="float">
            <text:p/>
          </table:table-cell>
          <table:table-cell/>
          <table:table-cell table:style-name="ce51" office:value-type="string" calcext:value-type="string">
            <text:p>Rating:</text:p>
          </table:table-cell>
          <table:table-cell table:style-name="ce60" table:formula="of:=IFERROR(ROUND((([.T26]/[.$U$4])+([.T27]/[.$U$5])+([.$U$6]/[.T28])+([.$U$7]/[.T29]))/4;2);&quot;Null&quot;)" office:value-type="string" office:string-value="Null" calcext:value-type="string">
            <text:p>Null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2</text:p>
          </table:table-cell>
          <table:table-cell table:style-name="ce32" table:formula="of:=VLOOKUP([.$B24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4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4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4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4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4];[$tools.$A$1:.$H$14];3)" office:value-type="float" office:value="0" calcext:value-type="float">
            <text:p/>
          </table:table-cell>
          <table:table-cell/>
          <table:table-cell table:style-name="ce52" office:value-type="string" calcext:value-type="string">
            <text:p>Skóre:</text:p>
          </table:table-cell>
          <table:table-cell table:style-name="ce65" table:formula="of:=SUM([.C25:.C31];[.F25:.F31];[.I25:.I31];[.L25:.L31];[.O25:.O31])/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3</text:p>
          </table:table-cell>
          <table:table-cell table:style-name="ce32" table:formula="of:=VLOOKUP([.$B24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4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4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4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4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4];[$tools.$A$1:.$H$14];4)" office:value-type="float" office:value="0" calcext:value-type="float">
            <text:p/>
          </table:table-cell>
          <table:table-cell/>
          <table:table-cell table:style-name="ce53" office:value-type="string" calcext:value-type="string">
            <text:p>Výhry (2:0):</text:p>
          </table:table-cell>
          <table:table-cell table:style-name="ce62" table:number-matrix-columns-spanned="1" table:number-matrix-rows-spanned="1" table:formula="of:=COUNTIF({[.C25:.C31]|[.F25:.F31]|[.I25:.I31]|[.L25:.L31]|[.O25:.O31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4</text:p>
          </table:table-cell>
          <table:table-cell table:style-name="ce32" table:formula="of:=VLOOKUP([.$B24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4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4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4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4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4];[$tools.$A$1:.$H$14];5)" office:value-type="float" office:value="0" calcext:value-type="float">
            <text:p/>
          </table:table-cell>
          <table:table-cell/>
          <table:table-cell table:style-name="ce53" office:value-type="string" calcext:value-type="string">
            <text:p>Remízy (1:1):</text:p>
          </table:table-cell>
          <table:table-cell table:style-name="ce63" table:number-matrix-columns-spanned="1" table:number-matrix-rows-spanned="1" table:formula="of:=COUNTIF({[.C25:.C31]|[.F25:.F31]|[.I25:.I31]|[.L25:.L31]|[.O25:.O31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5</text:p>
          </table:table-cell>
          <table:table-cell table:style-name="ce32" table:formula="of:=VLOOKUP([.$B24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4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4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4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4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4];[$tools.$A$1:.$H$14];6)" office:value-type="float" office:value="0" calcext:value-type="float">
            <text:p/>
          </table:table-cell>
          <table:table-cell/>
          <table:table-cell table:style-name="ce54" office:value-type="string" calcext:value-type="string">
            <text:p>Prohry (0:2):</text:p>
          </table:table-cell>
          <table:table-cell table:style-name="ce64" table:number-matrix-columns-spanned="1" table:number-matrix-rows-spanned="1" table:formula="of:=COUNTIF({[.C25:.C31]|[.F25:.F31]|[.I25:.I31]|[.L25:.L31]|[.O25:.O31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náhradník 1</text:p>
          </table:table-cell>
          <table:table-cell table:style-name="ce32" table:formula="of:=VLOOKUP([.$B24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24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24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24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24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24];[$tools.$A$1:.$H$14];7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náhradník 2</text:p>
          </table:table-cell>
          <table:table-cell table:style-name="ce33" table:formula="of:=VLOOKUP([.$B24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E24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H24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K24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N24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33" table:formula="of:=VLOOKUP([.$Q24];[$tools.$A$1:.$H$14];8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style-name="ce28"/>
          <table:table-cell table:style-name="ce34"/>
          <table:table-cell table:style-name="ce39"/>
          <table:table-cell table:style-name="ce43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4" office:value-type="string" calcext:value-type="string">
            <text:p>Rating:</text:p>
          </table:table-cell>
          <table:table-cell table:style-name="ce29" office:value-type="string" calcext:value-type="string">
            <text:p>Tým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29" office:value-type="string" calcext:value-type="string">
            <text:p>Soupeř:</text:p>
          </table:table-cell>
          <table:table-cell/>
          <table:table-cell table:style-name="ce49" table:formula="of:=[.B35]" office:value-type="string" office:string-value="Nobody" calcext:value-type="string" table:number-columns-spanned="2" table:number-rows-spanned="2">
            <text:p>Nobody</text:p>
          </table:table-cell>
          <table:covered-table-cell table:style-name="ce58"/>
          <table:table-cell table:number-columns-repeated="1004"/>
        </table:table-row>
        <table:table-row table:style-name="ro1">
          <table:table-cell table:style-name="ce25" table:formula="of:=([.T36])" office:value-type="string" office:string-value="Null" calcext:value-type="string">
            <text:p>Null</text:p>
          </table:table-cell>
          <table:table-cell table:style-name="ce30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8" table:content-validation-name="val1" office:value-type="string" calcext:value-type="string">
            <text:p>Nobody</text:p>
          </table:table-cell>
          <table:table-cell/>
          <table:covered-table-cell table:style-name="ce50"/>
          <table:covered-table-cell table:style-name="ce59"/>
          <table:table-cell table:number-columns-repeated="1004"/>
        </table:table-row>
        <table:table-row table:style-name="ro1">
          <table:table-cell table:style-name="ce24" office:value-type="string" calcext:value-type="string">
            <text:p>kapitán</text:p>
          </table:table-cell>
          <table:table-cell table:style-name="ce31" table:formula="of:=VLOOKUP([.$B35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35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35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35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35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35];[$tools.$A$1:.$H$14];2)" office:value-type="float" office:value="0" calcext:value-type="float">
            <text:p/>
          </table:table-cell>
          <table:table-cell/>
          <table:table-cell table:style-name="ce51" office:value-type="string" calcext:value-type="string">
            <text:p>Rating:</text:p>
          </table:table-cell>
          <table:table-cell table:style-name="ce60" table:formula="of:=IFERROR(ROUND((([.T37]/[.$U$4])+([.T38]/[.$U$5])+([.$U$6]/[.T39])+([.$U$7]/[.T40]))/4;2);&quot;Null&quot;)" office:value-type="string" office:string-value="Null" calcext:value-type="string">
            <text:p>Null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2</text:p>
          </table:table-cell>
          <table:table-cell table:style-name="ce32" table:formula="of:=VLOOKUP([.$B35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35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35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35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35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35];[$tools.$A$1:.$H$14];3)" office:value-type="float" office:value="0" calcext:value-type="float">
            <text:p/>
          </table:table-cell>
          <table:table-cell/>
          <table:table-cell table:style-name="ce52" office:value-type="string" calcext:value-type="string">
            <text:p>Skóre:</text:p>
          </table:table-cell>
          <table:table-cell table:style-name="ce65" table:formula="of:=SUM([.C36:.C42];[.F36:.F42];[.I36:.I42];[.L36:.L42];[.O36:.O42])/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3</text:p>
          </table:table-cell>
          <table:table-cell table:style-name="ce32" table:formula="of:=VLOOKUP([.$B35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35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35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35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35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35];[$tools.$A$1:.$H$14];4)" office:value-type="float" office:value="0" calcext:value-type="float">
            <text:p/>
          </table:table-cell>
          <table:table-cell/>
          <table:table-cell table:style-name="ce53" office:value-type="string" calcext:value-type="string">
            <text:p>Výhry (2:0):</text:p>
          </table:table-cell>
          <table:table-cell table:style-name="ce62" table:number-matrix-columns-spanned="1" table:number-matrix-rows-spanned="1" table:formula="of:=COUNTIF({[.C36:.C42]|[.F36:.F42]|[.I36:.I42]|[.L36:.L42]|[.O36:.O42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4</text:p>
          </table:table-cell>
          <table:table-cell table:style-name="ce32" table:formula="of:=VLOOKUP([.$B35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35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35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35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35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35];[$tools.$A$1:.$H$14];5)" office:value-type="float" office:value="0" calcext:value-type="float">
            <text:p/>
          </table:table-cell>
          <table:table-cell/>
          <table:table-cell table:style-name="ce53" office:value-type="string" calcext:value-type="string">
            <text:p>Remízy (1:1):</text:p>
          </table:table-cell>
          <table:table-cell table:style-name="ce63" table:number-matrix-columns-spanned="1" table:number-matrix-rows-spanned="1" table:formula="of:=COUNTIF({[.C36:.C42]|[.F36:.F42]|[.I36:.I42]|[.L36:.L42]|[.O36:.O42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5</text:p>
          </table:table-cell>
          <table:table-cell table:style-name="ce32" table:formula="of:=VLOOKUP([.$B35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35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35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35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35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35];[$tools.$A$1:.$H$14];6)" office:value-type="float" office:value="0" calcext:value-type="float">
            <text:p/>
          </table:table-cell>
          <table:table-cell/>
          <table:table-cell table:style-name="ce54" office:value-type="string" calcext:value-type="string">
            <text:p>Prohry (0:2):</text:p>
          </table:table-cell>
          <table:table-cell table:style-name="ce64" table:number-matrix-columns-spanned="1" table:number-matrix-rows-spanned="1" table:formula="of:=COUNTIF({[.C36:.C42]|[.F36:.F42]|[.I36:.I42]|[.L36:.L42]|[.O36:.O42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náhradník 1</text:p>
          </table:table-cell>
          <table:table-cell table:style-name="ce32" table:formula="of:=VLOOKUP([.$B35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35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35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35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35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35];[$tools.$A$1:.$H$14];7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náhradník 2</text:p>
          </table:table-cell>
          <table:table-cell table:style-name="ce33" table:formula="of:=VLOOKUP([.$B35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E35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H35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K35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N35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33" table:formula="of:=VLOOKUP([.$Q35];[$tools.$A$1:.$H$14];8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style-name="ce28"/>
          <table:table-cell table:style-name="ce34"/>
          <table:table-cell table:style-name="ce39"/>
          <table:table-cell table:style-name="ce43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4" office:value-type="string" calcext:value-type="string">
            <text:p>Rating:</text:p>
          </table:table-cell>
          <table:table-cell table:style-name="ce29" office:value-type="string" calcext:value-type="string">
            <text:p>Tým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29" office:value-type="string" calcext:value-type="string">
            <text:p>Soupeř:</text:p>
          </table:table-cell>
          <table:table-cell/>
          <table:table-cell table:style-name="ce49" table:formula="of:=[.B46]" office:value-type="string" office:string-value="Nobody" calcext:value-type="string" table:number-columns-spanned="2" table:number-rows-spanned="2">
            <text:p>Nobody</text:p>
          </table:table-cell>
          <table:covered-table-cell table:style-name="ce58"/>
          <table:table-cell table:number-columns-repeated="1004"/>
        </table:table-row>
        <table:table-row table:style-name="ro1">
          <table:table-cell table:style-name="ce25" table:formula="of:=([.T47])" office:value-type="string" office:string-value="Null" calcext:value-type="string">
            <text:p>Null</text:p>
          </table:table-cell>
          <table:table-cell table:style-name="ce30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8" table:content-validation-name="val1" office:value-type="string" calcext:value-type="string">
            <text:p>Nobody</text:p>
          </table:table-cell>
          <table:table-cell/>
          <table:covered-table-cell table:style-name="ce50"/>
          <table:covered-table-cell table:style-name="ce59"/>
          <table:table-cell table:number-columns-repeated="1004"/>
        </table:table-row>
        <table:table-row table:style-name="ro1">
          <table:table-cell table:style-name="ce24" office:value-type="string" calcext:value-type="string">
            <text:p>kapitán</text:p>
          </table:table-cell>
          <table:table-cell table:style-name="ce31" table:formula="of:=VLOOKUP([.$B46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46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46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46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46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46];[$tools.$A$1:.$H$14];2)" office:value-type="float" office:value="0" calcext:value-type="float">
            <text:p/>
          </table:table-cell>
          <table:table-cell/>
          <table:table-cell table:style-name="ce51" office:value-type="string" calcext:value-type="string">
            <text:p>Rating:</text:p>
          </table:table-cell>
          <table:table-cell table:style-name="ce60" table:formula="of:=IFERROR(ROUND((([.T48]/[.$U$4])+([.T49]/[.$U$5])+([.$U$6]/[.T50])+([.$U$7]/[.T51]))/4;2);&quot;Null&quot;)" office:value-type="string" office:string-value="Null" calcext:value-type="string">
            <text:p>Null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2</text:p>
          </table:table-cell>
          <table:table-cell table:style-name="ce32" table:formula="of:=VLOOKUP([.$B46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46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46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46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46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46];[$tools.$A$1:.$H$14];3)" office:value-type="float" office:value="0" calcext:value-type="float">
            <text:p/>
          </table:table-cell>
          <table:table-cell/>
          <table:table-cell table:style-name="ce52" office:value-type="string" calcext:value-type="string">
            <text:p>Skóre:</text:p>
          </table:table-cell>
          <table:table-cell table:style-name="ce65" table:formula="of:=SUM([.C47:.C53];[.F47:.F53];[.I47:.I53];[.L47:.L53];[.O47:.O53])/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3</text:p>
          </table:table-cell>
          <table:table-cell table:style-name="ce32" table:formula="of:=VLOOKUP([.$B46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46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46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46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46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46];[$tools.$A$1:.$H$14];4)" office:value-type="float" office:value="0" calcext:value-type="float">
            <text:p/>
          </table:table-cell>
          <table:table-cell/>
          <table:table-cell table:style-name="ce53" office:value-type="string" calcext:value-type="string">
            <text:p>Výhry (2:0):</text:p>
          </table:table-cell>
          <table:table-cell table:style-name="ce62" table:number-matrix-columns-spanned="1" table:number-matrix-rows-spanned="1" table:formula="of:=COUNTIF({[.C47:.C53]|[.F47:.F53]|[.I47:.I53]|[.L47:.L53]|[.O47:.O53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4</text:p>
          </table:table-cell>
          <table:table-cell table:style-name="ce32" table:formula="of:=VLOOKUP([.$B46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46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46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46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46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46];[$tools.$A$1:.$H$14];5)" office:value-type="float" office:value="0" calcext:value-type="float">
            <text:p/>
          </table:table-cell>
          <table:table-cell/>
          <table:table-cell table:style-name="ce53" office:value-type="string" calcext:value-type="string">
            <text:p>Remízy (1:1):</text:p>
          </table:table-cell>
          <table:table-cell table:style-name="ce63" table:number-matrix-columns-spanned="1" table:number-matrix-rows-spanned="1" table:formula="of:=COUNTIF({[.C47:.C53]|[.F47:.F53]|[.I47:.I53]|[.L47:.L53]|[.O47:.O53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5</text:p>
          </table:table-cell>
          <table:table-cell table:style-name="ce32" table:formula="of:=VLOOKUP([.$B46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46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46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46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46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46];[$tools.$A$1:.$H$14];6)" office:value-type="float" office:value="0" calcext:value-type="float">
            <text:p/>
          </table:table-cell>
          <table:table-cell/>
          <table:table-cell table:style-name="ce54" office:value-type="string" calcext:value-type="string">
            <text:p>Prohry (0:2):</text:p>
          </table:table-cell>
          <table:table-cell table:style-name="ce64" table:number-matrix-columns-spanned="1" table:number-matrix-rows-spanned="1" table:formula="of:=COUNTIF({[.C47:.C53]|[.F47:.F53]|[.I47:.I53]|[.L47:.L53]|[.O47:.O53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náhradník 1</text:p>
          </table:table-cell>
          <table:table-cell table:style-name="ce32" table:formula="of:=VLOOKUP([.$B46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46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46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46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46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46];[$tools.$A$1:.$H$14];7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náhradník 2</text:p>
          </table:table-cell>
          <table:table-cell table:style-name="ce33" table:formula="of:=VLOOKUP([.$B46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E46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H46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K46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N46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33" table:formula="of:=VLOOKUP([.$Q46];[$tools.$A$1:.$H$14];8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style-name="ce28"/>
          <table:table-cell table:style-name="ce34"/>
          <table:table-cell table:style-name="ce39"/>
          <table:table-cell table:style-name="ce43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4" office:value-type="string" calcext:value-type="string">
            <text:p>Rating:</text:p>
          </table:table-cell>
          <table:table-cell table:style-name="ce29" office:value-type="string" calcext:value-type="string">
            <text:p>Tým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44" office:value-type="string" calcext:value-type="string">
            <text:p>Soupeř:</text:p>
          </table:table-cell>
          <table:table-cell table:style-name="ce35" office:value-type="string" calcext:value-type="string" table:number-columns-spanned="2" table:number-rows-spanned="2">
            <text:p>VS</text:p>
          </table:table-cell>
          <table:covered-table-cell table:style-name="ce40"/>
          <table:table-cell table:style-name="ce29" office:value-type="string" calcext:value-type="string">
            <text:p>Soupeř:</text:p>
          </table:table-cell>
          <table:table-cell/>
          <table:table-cell table:style-name="ce49" table:formula="of:=[.B57]" office:value-type="string" office:string-value="Nobody" calcext:value-type="string" table:number-columns-spanned="2" table:number-rows-spanned="2">
            <text:p>Nobody</text:p>
          </table:table-cell>
          <table:covered-table-cell table:style-name="ce58"/>
          <table:table-cell table:number-columns-repeated="1004"/>
        </table:table-row>
        <table:table-row table:style-name="ro1">
          <table:table-cell table:style-name="ce25" table:formula="of:=([.T58])" office:value-type="string" office:string-value="Null" calcext:value-type="string">
            <text:p>Null</text:p>
          </table:table-cell>
          <table:table-cell table:style-name="ce30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5" table:content-validation-name="val1" office:value-type="string" calcext:value-type="string">
            <text:p>Nobody</text:p>
          </table:table-cell>
          <table:covered-table-cell table:number-columns-repeated="2" table:style-name="ce36"/>
          <table:table-cell table:style-name="ce48" table:content-validation-name="val1" office:value-type="string" calcext:value-type="string">
            <text:p>Nobody</text:p>
          </table:table-cell>
          <table:table-cell/>
          <table:covered-table-cell table:style-name="ce50"/>
          <table:covered-table-cell table:style-name="ce59"/>
          <table:table-cell table:number-columns-repeated="1004"/>
        </table:table-row>
        <table:table-row table:style-name="ro1">
          <table:table-cell table:style-name="ce24" office:value-type="string" calcext:value-type="string">
            <text:p>kapitán</text:p>
          </table:table-cell>
          <table:table-cell table:style-name="ce31" table:formula="of:=VLOOKUP([.$B57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57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57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57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57];[$tools.$A$1:.$H$14];2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57];[$tools.$A$1:.$H$14];2)" office:value-type="float" office:value="0" calcext:value-type="float">
            <text:p/>
          </table:table-cell>
          <table:table-cell/>
          <table:table-cell table:style-name="ce51" office:value-type="string" calcext:value-type="string">
            <text:p>Rating:</text:p>
          </table:table-cell>
          <table:table-cell table:style-name="ce60" table:formula="of:=IFERROR(ROUND((([.T59]/[.$U$4])+([.T60]/[.$U$5])+([.$U$6]/[.T61])+([.$U$7]/[.T62]))/4;2);&quot;Null&quot;)" office:value-type="string" office:string-value="Null" calcext:value-type="string">
            <text:p>Null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2</text:p>
          </table:table-cell>
          <table:table-cell table:style-name="ce32" table:formula="of:=VLOOKUP([.$B57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57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57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57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57];[$tools.$A$1:.$H$14];3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57];[$tools.$A$1:.$H$14];3)" office:value-type="float" office:value="0" calcext:value-type="float">
            <text:p/>
          </table:table-cell>
          <table:table-cell/>
          <table:table-cell table:style-name="ce55" office:value-type="string" calcext:value-type="string">
            <text:p>Skóre:</text:p>
          </table:table-cell>
          <table:table-cell table:style-name="ce65" table:formula="of:=SUM([.C58:.C64];[.F58:.F64];[.I58:.I64];[.L58:.L64];[.O58:.O64])/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3</text:p>
          </table:table-cell>
          <table:table-cell table:style-name="ce32" table:formula="of:=VLOOKUP([.$B57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57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57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57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57];[$tools.$A$1:.$H$14];4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57];[$tools.$A$1:.$H$14];4)" office:value-type="float" office:value="0" calcext:value-type="float">
            <text:p/>
          </table:table-cell>
          <table:table-cell/>
          <table:table-cell table:style-name="ce56" office:value-type="string" calcext:value-type="string">
            <text:p>Výhry (2:0):</text:p>
          </table:table-cell>
          <table:table-cell table:style-name="ce62" table:number-matrix-columns-spanned="1" table:number-matrix-rows-spanned="1" table:formula="of:=COUNTIF({[.C58:.C64]|[.F58:.F64]|[.I58:.I64]|[.L58:.L64]|[.O58:.O64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4</text:p>
          </table:table-cell>
          <table:table-cell table:style-name="ce32" table:formula="of:=VLOOKUP([.$B57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57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57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57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57];[$tools.$A$1:.$H$14];5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57];[$tools.$A$1:.$H$14];5)" office:value-type="float" office:value="0" calcext:value-type="float">
            <text:p/>
          </table:table-cell>
          <table:table-cell/>
          <table:table-cell table:style-name="ce56" office:value-type="string" calcext:value-type="string">
            <text:p>Remízy (1:1):</text:p>
          </table:table-cell>
          <table:table-cell table:style-name="ce63" table:number-matrix-columns-spanned="1" table:number-matrix-rows-spanned="1" table:formula="of:=COUNTIF({[.C58:.C64]|[.F58:.F64]|[.I58:.I64]|[.L58:.L64]|[.O58:.O64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hráč 5</text:p>
          </table:table-cell>
          <table:table-cell table:style-name="ce32" table:formula="of:=VLOOKUP([.$B57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57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57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57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57];[$tools.$A$1:.$H$14];6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57];[$tools.$A$1:.$H$14];6)" office:value-type="float" office:value="0" calcext:value-type="float">
            <text:p/>
          </table:table-cell>
          <table:table-cell/>
          <table:table-cell table:style-name="ce57" office:value-type="string" calcext:value-type="string">
            <text:p>Prohry (0:2):</text:p>
          </table:table-cell>
          <table:table-cell table:style-name="ce64" table:number-matrix-columns-spanned="1" table:number-matrix-rows-spanned="1" table:formula="of:=COUNTIF({[.C58:.C64]|[.F58:.F64]|[.I58:.I64]|[.L58:.L64]|[.O58:.O64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6" office:value-type="string" calcext:value-type="string">
            <text:p>náhradník 1</text:p>
          </table:table-cell>
          <table:table-cell table:style-name="ce32" table:formula="of:=VLOOKUP([.$B57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E57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H57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K57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46" table:formula="of:=VLOOKUP([.$N57];[$tools.$A$1:.$H$14];7)" office:value-type="float" office:value="0" calcext:value-type="float">
            <text:p/>
          </table:table-cell>
          <table:table-cell table:style-name="ce37"/>
          <table:table-cell table:style-name="ce41"/>
          <table:table-cell table:style-name="ce32" table:formula="of:=VLOOKUP([.$Q57];[$tools.$A$1:.$H$14];7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náhradník 2</text:p>
          </table:table-cell>
          <table:table-cell table:style-name="ce33" table:formula="of:=VLOOKUP([.$B57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E57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H57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K57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47" table:formula="of:=VLOOKUP([.$N57];[$tools.$A$1:.$H$14];8)" office:value-type="float" office:value="0" calcext:value-type="float">
            <text:p/>
          </table:table-cell>
          <table:table-cell table:style-name="ce38"/>
          <table:table-cell table:style-name="ce42"/>
          <table:table-cell table:style-name="ce33" table:formula="of:=VLOOKUP([.$Q57];[$tools.$A$1:.$H$14];8)" office:value-type="float" office:value="0" calcext:value-type="float">
            <text:p/>
          </table:table-cell>
          <table:table-cell table:number-columns-repeated="1007"/>
        </table:table-row>
        <table:table-row table:style-name="ro1">
          <table:table-cell table:style-name="ce28"/>
          <table:table-cell table:style-name="ce34"/>
          <table:table-cell table:style-name="ce39"/>
          <table:table-cell table:style-name="ce43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style-name="ce43" table:number-columns-repeated="2"/>
          <table:table-cell table:style-name="ce39"/>
          <table:table-cell table:number-columns-repeated="1007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ýmy.C3:Týmy.C9 Týmy.F3:Týmy.F9 Týmy.I3:Týmy.I9 Týmy.L3:Týmy.L9 Týmy.O3:Týmy.O9 Týmy.C14:Týmy.C20 Týmy.F14:Týmy.F20 Týmy.I14:Týmy.I20 Týmy.L14:Týmy.L20 Týmy.O14:Týmy.O20 Týmy.C25:Týmy.C31 Týmy.F25:Týmy.F31 Týmy.I25:Týmy.I31 Týmy.L25:Týmy.L31 Týmy.O25:Týmy.O31 Týmy.C36:Týmy.C42 Týmy.F36:Týmy.F42 Týmy.I36:Týmy.I42 Týmy.L36:Týmy.L42 Týmy.O36:Týmy.O42 Týmy.C47:Týmy.C53 Týmy.F47:Týmy.F53 Týmy.I47:Týmy.I53 Týmy.L47:Týmy.L53 Týmy.O47:Týmy.O53 Týmy.C58:Týmy.C64 Týmy.F58:Týmy.F64 Týmy.I58:Týmy.I64 Týmy.L58:Týmy.L64 Týmy.O58:Týmy.O64">
            <calcext:condition calcext:apply-style-name="ConditionalStyle_5" calcext:value="=2" calcext:base-cell-address="Týmy.C3"/>
          </calcext:conditional-format>
          <calcext:conditional-format calcext:target-range-address="Týmy.C3:Týmy.C9 Týmy.F3:Týmy.F9 Týmy.I3:Týmy.I9 Týmy.L3:Týmy.L9 Týmy.O3:Týmy.O9 Týmy.C14:Týmy.C20 Týmy.F14:Týmy.F20 Týmy.I14:Týmy.I20 Týmy.L14:Týmy.L20 Týmy.O14:Týmy.O20 Týmy.C25:Týmy.C31 Týmy.F25:Týmy.F31 Týmy.I25:Týmy.I31 Týmy.L25:Týmy.L31 Týmy.O25:Týmy.O31 Týmy.C36:Týmy.C42 Týmy.F36:Týmy.F42 Týmy.I36:Týmy.I42 Týmy.L36:Týmy.L42 Týmy.O36:Týmy.O42 Týmy.C47:Týmy.C53 Týmy.F47:Týmy.F53 Týmy.I47:Týmy.I53 Týmy.L47:Týmy.L53 Týmy.O47:Týmy.O53 Týmy.C58:Týmy.C64 Týmy.F58:Týmy.F64 Týmy.I58:Týmy.I64 Týmy.L58:Týmy.L64 Týmy.O58:Týmy.O64">
            <calcext:condition calcext:apply-style-name="ConditionalStyle_6" calcext:value="=1" calcext:base-cell-address="Týmy.C3"/>
          </calcext:conditional-format>
          <calcext:conditional-format calcext:target-range-address="Týmy.C3:Týmy.C9 Týmy.F3:Týmy.F9 Týmy.I3:Týmy.I9 Týmy.L3:Týmy.L9 Týmy.O3:Týmy.O9 Týmy.C14:Týmy.C20 Týmy.F14:Týmy.F20 Týmy.I14:Týmy.I20 Týmy.L14:Týmy.L20 Týmy.O14:Týmy.O20 Týmy.C25:Týmy.C31 Týmy.F25:Týmy.F31 Týmy.I25:Týmy.I31 Týmy.L25:Týmy.L31 Týmy.O25:Týmy.O31 Týmy.C36:Týmy.C42 Týmy.F36:Týmy.F42 Týmy.I36:Týmy.I42 Týmy.L36:Týmy.L42 Týmy.O36:Týmy.O42 Týmy.C47:Týmy.C53 Týmy.F47:Týmy.F53 Týmy.I47:Týmy.I53 Týmy.L47:Týmy.L53 Týmy.O47:Týmy.O53 Týmy.C58:Týmy.C64 Týmy.F58:Týmy.F64 Týmy.I58:Týmy.I64 Týmy.L58:Týmy.L64 Týmy.O58:Týmy.O64">
            <calcext:condition calcext:apply-style-name="ConditionalStyle_7" calcext:value="=0" calcext:base-cell-address="Týmy.C3"/>
          </calcext:conditional-format>
          <calcext:conditional-format calcext:target-range-address="Týmy.A2:Týmy.A2 Týmy.T3:Týmy.T3 Týmy.A13:Týmy.A13 Týmy.T14:Týmy.T14 Týmy.A24:Týmy.A24 Týmy.T25:Týmy.T25 Týmy.A35:Týmy.A35 Týmy.T36:Týmy.T36 Týmy.A46:Týmy.A46 Týmy.T47:Týmy.T47 Týmy.A57:Týmy.A57 Týmy.T58:Týmy.T58">
            <calcext:condition calcext:apply-style-name="ConditionalStyle_3" calcext:value="=&quot;Null&quot;" calcext:base-cell-address="Týmy.A2"/>
          </calcext:conditional-format>
          <calcext:conditional-format calcext:target-range-address="Týmy.T3:Týmy.T3 Týmy.T14:Týmy.T14 Týmy.T25:Týmy.T25 Týmy.T36:Týmy.T36 Týmy.T47:Týmy.T47 Týmy.T58:Týmy.T58">
            <calcext:color-scale>
              <calcext:color-scale-entry calcext:value="0" calcext:type="minimum" calcext:color="#ea4335"/>
              <calcext:color-scale-entry calcext:value="50" calcext:type="percentile" calcext:color="#ffd666"/>
              <calcext:color-scale-entry calcext:value="0" calcext:type="maximum" calcext:color="#34a853"/>
            </calcext:color-scale>
          </calcext:conditional-format>
        </calcext:conditional-formats>
      </table:table>
      <table:table table:name="tools" table:style-name="ta3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1017" table:default-cell-style-name="Default"/>
        <table:table-row table:style-name="ro1">
          <table:table-cell table:style-name="ce66" office:value-type="string" calcext:value-type="string">
            <text:p><text:s/>týmy</text:p>
          </table:table-cell>
          <table:table-cell table:style-name="ce66" office:value-type="string" calcext:value-type="string">
            <text:p>kapitán</text:p>
          </table:table-cell>
          <table:table-cell table:style-name="ce66" office:value-type="string" calcext:value-type="string">
            <text:p>hráč 1</text:p>
          </table:table-cell>
          <table:table-cell table:style-name="ce66" office:value-type="string" calcext:value-type="string">
            <text:p>hráč 2</text:p>
          </table:table-cell>
          <table:table-cell table:style-name="ce66" office:value-type="string" calcext:value-type="string">
            <text:p>hráč 3</text:p>
          </table:table-cell>
          <table:table-cell table:style-name="ce66" office:value-type="string" calcext:value-type="string">
            <text:p>hráč 4</text:p>
          </table:table-cell>
          <table:table-cell table:style-name="ce66" office:value-type="string" calcext:value-type="string">
            <text:p>náhradník 1</text:p>
          </table:table-cell>
          <table:table-cell table:style-name="ce66" office:value-type="string" calcext:value-type="string">
            <text:p>náhradník 2</text:p>
          </table:table-cell>
          <table:table-cell table:number-columns-repeated="2"/>
          <table:table-cell table:style-name="ce69" office:value-type="string" calcext:value-type="string">
            <text:p>Rating:</text:p>
          </table:table-cell>
          <table:table-cell table:style-name="ce69" office:value-type="string" calcext:value-type="string">
            <text:p>Tým:</text:p>
          </table:table-cell>
          <table:table-cell table:style-name="ce69" office:value-type="string" calcext:value-type="string">
            <text:p>Skóre:</text:p>
          </table:table-cell>
          <table:table-cell table:style-name="ce69" office:value-type="string" calcext:value-type="string">
            <text:p>Výhry (2:0):</text:p>
          </table:table-cell>
          <table:table-cell table:style-name="ce69" office:value-type="string" calcext:value-type="string">
            <text:p>Remízy (1:1):</text:p>
          </table:table-cell>
          <table:table-cell table:style-name="ce69" office:value-type="string" calcext:value-type="string">
            <text:p>Prohry (0:2):</text:p>
          </table:table-cell>
          <table:table-cell table:number-columns-repeated="1008"/>
        </table:table-row>
        <table:table-row table:style-name="ro1">
          <table:table-cell table:style-name="ce67" office:value-type="string" calcext:value-type="string">
            <text:p>Nobody</text:p>
          </table:table-cell>
          <table:table-cell table:style-name="ce68"/>
          <table:table-cell table:number-columns-repeated="8"/>
          <table:table-cell table:style-name="ce70" table:formula="of:=[$Týmy.$T$3]" office:value-type="string" office:string-value="Null" calcext:value-type="string">
            <text:p>Null</text:p>
          </table:table-cell>
          <table:table-cell table:style-name="ce70" table:formula="of:=IF([$Týmy.S1] = &quot;Nobody&quot;; &quot;&quot;; [$Týmy.S1])">
            <text:p/>
          </table:table-cell>
          <table:table-cell table:style-name="ce70" table:formula="of:=[$Týmy.$T$4]" office:value-type="float" office:value="0" calcext:value-type="float">
            <text:p>0</text:p>
          </table:table-cell>
          <table:table-cell table:style-name="ce70" table:formula="of:=[$Týmy.$T$5]" office:value-type="float" office:value="0" calcext:value-type="float">
            <text:p>0</text:p>
          </table:table-cell>
          <table:table-cell table:style-name="ce70" table:formula="of:=[$Týmy.$T$6]" office:value-type="float" office:value="0" calcext:value-type="float">
            <text:p>0</text:p>
          </table:table-cell>
          <table:table-cell table:style-name="ce70" table:formula="of:=[$Týmy.$T$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70" table:formula="of:=[$Týmy.$T$14]" office:value-type="string" office:string-value="Null" calcext:value-type="string">
            <text:p>Null</text:p>
          </table:table-cell>
          <table:table-cell table:style-name="ce70" table:formula="of:=IF([$Týmy.S12] = &quot;Nobody&quot;; &quot;&quot;; [$Týmy.S12])">
            <text:p/>
          </table:table-cell>
          <table:table-cell table:style-name="ce70" table:formula="of:=[$Týmy.$T$15]" office:value-type="float" office:value="0" calcext:value-type="float">
            <text:p>0</text:p>
          </table:table-cell>
          <table:table-cell table:style-name="ce70" table:formula="of:=[$Týmy.$T$16]" office:value-type="float" office:value="0" calcext:value-type="float">
            <text:p>0</text:p>
          </table:table-cell>
          <table:table-cell table:style-name="ce70" table:formula="of:=[$Týmy.$T$17]" office:value-type="float" office:value="0" calcext:value-type="float">
            <text:p>0</text:p>
          </table:table-cell>
          <table:table-cell table:style-name="ce70" table:formula="of:=[$Týmy.$T$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70" table:formula="of:=[$Týmy.$T$25]" office:value-type="string" office:string-value="Null" calcext:value-type="string">
            <text:p>Null</text:p>
          </table:table-cell>
          <table:table-cell table:style-name="ce70" table:formula="of:=IF([$Týmy.S23] = &quot;Nobody&quot;; &quot;&quot;; [$Týmy.S23])">
            <text:p/>
          </table:table-cell>
          <table:table-cell table:style-name="ce70" table:formula="of:=[$Týmy.$T$26]" office:value-type="float" office:value="0" calcext:value-type="float">
            <text:p>0</text:p>
          </table:table-cell>
          <table:table-cell table:style-name="ce70" table:formula="of:=[$Týmy.$T$27]" office:value-type="float" office:value="0" calcext:value-type="float">
            <text:p>0</text:p>
          </table:table-cell>
          <table:table-cell table:style-name="ce70" table:formula="of:=[$Týmy.$T$28]" office:value-type="float" office:value="0" calcext:value-type="float">
            <text:p>0</text:p>
          </table:table-cell>
          <table:table-cell table:style-name="ce70" table:formula="of:=[$Týmy.$T$2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70" table:formula="of:=[$Týmy.$T$36]" office:value-type="string" office:string-value="Null" calcext:value-type="string">
            <text:p>Null</text:p>
          </table:table-cell>
          <table:table-cell table:style-name="ce70" table:formula="of:=IF([$Týmy.S34] = &quot;Nobody&quot;; &quot;&quot;; [$Týmy.S34])">
            <text:p/>
          </table:table-cell>
          <table:table-cell table:style-name="ce70" table:formula="of:=[$Týmy.$T$37]" office:value-type="float" office:value="0" calcext:value-type="float">
            <text:p>0</text:p>
          </table:table-cell>
          <table:table-cell table:style-name="ce70" table:formula="of:=[$Týmy.$T$38]" office:value-type="float" office:value="0" calcext:value-type="float">
            <text:p>0</text:p>
          </table:table-cell>
          <table:table-cell table:style-name="ce70" table:formula="of:=[$Týmy.$T$39]" office:value-type="float" office:value="0" calcext:value-type="float">
            <text:p>0</text:p>
          </table:table-cell>
          <table:table-cell table:style-name="ce70" table:formula="of:=[$Týmy.$T$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70" table:formula="of:=[$Týmy.$T$47]" office:value-type="string" office:string-value="Null" calcext:value-type="string">
            <text:p>Null</text:p>
          </table:table-cell>
          <table:table-cell table:style-name="ce70" table:formula="of:=IF([$Týmy.S45] = &quot;Nobody&quot;; &quot;&quot;; [$Týmy.S45])">
            <text:p/>
          </table:table-cell>
          <table:table-cell table:style-name="ce70" table:formula="of:=[$Týmy.$T$48]" office:value-type="float" office:value="0" calcext:value-type="float">
            <text:p>0</text:p>
          </table:table-cell>
          <table:table-cell table:style-name="ce70" table:formula="of:=[$Týmy.$T$49]" office:value-type="float" office:value="0" calcext:value-type="float">
            <text:p>0</text:p>
          </table:table-cell>
          <table:table-cell table:style-name="ce70" table:formula="of:=[$Týmy.$T$50]" office:value-type="float" office:value="0" calcext:value-type="float">
            <text:p>0</text:p>
          </table:table-cell>
          <table:table-cell table:style-name="ce70" table:formula="of:=[$Týmy.$T$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70" table:formula="of:=[$Týmy.$T$58]" office:value-type="string" office:string-value="Null" calcext:value-type="string">
            <text:p>Null</text:p>
          </table:table-cell>
          <table:table-cell table:style-name="ce70" table:formula="of:=IF([$Týmy.S56] = &quot;Nobody&quot;; &quot;&quot;; [$Týmy.S56])">
            <text:p/>
          </table:table-cell>
          <table:table-cell table:style-name="ce70" table:formula="of:=[$Týmy.$T$59]" office:value-type="float" office:value="0" calcext:value-type="float">
            <text:p>0</text:p>
          </table:table-cell>
          <table:table-cell table:style-name="ce70" table:formula="of:=[$Týmy.$T$60]" office:value-type="float" office:value="0" calcext:value-type="float">
            <text:p>0</text:p>
          </table:table-cell>
          <table:table-cell table:style-name="ce70" table:formula="of:=[$Týmy.$T$61]" office:value-type="float" office:value="0" calcext:value-type="float">
            <text:p>0</text:p>
          </table:table-cell>
          <table:table-cell table:style-name="ce70" table:formula="of:=[$Týmy.$T$62]" office:value-type="float" office:value="0" calcext:value-type="float">
            <text:p>0</text:p>
          </table:table-cell>
          <table:table-cell table:number-columns-repeated="100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bbc04"/>
    </style:style>
    <style:style style:name="ConditionalStyle_5f_2" style:display-name="ConditionalStyle_2" style:family="table-cell" style:parent-style-name="Default">
      <style:table-cell-properties fo:background-color="#b7b7b7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fbbc04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fce8b2"/>
    </style:style>
    <style:style style:name="ConditionalStyle_5f_7" style:display-name="ConditionalStyle_7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ulka" style:display-name="PageStyle_Tabulk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ýmy" style:display-name="PageStyle_Tým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s" style:display-name="PageStyle_too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78" meta:object-count="0"/>
    <meta:generator>LibreOfficeDev/6.0.5.2$Linux_X86_64 LibreOffice_project/</meta:generator>
  </office:meta>
</office:document-meta>
</file>